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2" style:family="paragraph" style:parent-style-name="Table_20_Contents">
      <style:text-properties fo:font-size="10pt" officeooo:paragraph-rsid="05096d5b" style:font-size-asian="10pt" style:font-size-complex="10pt"/>
    </style:style>
    <style:style style:name="P73" style:family="paragraph" style:parent-style-name="Table_20_Contents">
      <style:text-properties fo:font-size="10pt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paragraph-rsid="00211236" style:font-size-asian="10pt" style:font-size-complex="10pt"/>
    </style:style>
    <style:style style:name="P77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>
      <loext:graphic-properties draw:fill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2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4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5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31">အထက်ပါ အချက်အလက်များ မှန်ကန်ပါသည်။</text:p>
            <text:p text:style-name="P61"><draw:custom-shape text:anchor-type="paragraph" draw:z-index="0" draw:name="Shape1" draw:style-name="gr3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6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1"/>
          </table:table-cell>
        </table:table-row>
        <table:table-row table:style-name="TableLine3196003748880">
          <table:table-cell table:style-name="Table7.A5" office:value-type="string">
            <text:p text:style-name="P3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draw:custom-shape text:anchor-type="paragraph" draw:z-index="1" draw:name="Shape2" draw:style-name="gr2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5"><draw:custom-shape text:anchor-type="paragraph" draw:z-index="3" draw:name="Shape2_1" draw:style-name="gr1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61"/>
          </table:table-cell>
          <table:table-cell table:style-name="Table7.A2" office:value-type="string">
            <text:p text:style-name="P3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3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1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</text:p>
          </table:table-cell>
          <table:table-cell table:style-name="Table7.D1" office:value-type="string">
            <text:p text:style-name="P35"><draw:custom-shape text:anchor-type="paragraph" draw:z-index="4" draw:name="Shape2_2" draw:style-name="gr1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draw:custom-shape text:anchor-type="paragraph" draw:z-index="2" draw:name="Shape2_0" draw:style-name="gr1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4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6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6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67">လက်မှတ်</text:p>
            <text:p text:style-name="P68">အမည် <text:s text:c="2"/><text:span text:style-name="T18"><text:user-field-get text:name="py3o.o.company_id.hr_head_id.name">hr_head</text:user-field-get></text:span></text:p>
            <text:p text:style-name="P69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8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6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4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7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7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4"/>
      <text:p text:style-name="P6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8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3"/></text:p>
      <text:p text:style-name="P71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58:40.426000000</dc:date>
    <meta:editing-duration>P1DT15H28M1S</meta:editing-duration>
    <meta:editing-cycles>902</meta:editing-cycles>
    <meta:document-statistic meta:table-count="9" meta:image-count="0" meta:object-count="0" meta:page-count="4" meta:paragraph-count="133" meta:word-count="412" meta:character-count="2584" meta:non-whitespace-character-count="2272"/>
  </office:meta>
</office:document-meta>
</file>